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subtitle">
      <style:graphic-properties draw:fill-color="#ffffff" fo:min-height="4.651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83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5.43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498cm" fo:text-indent="0cm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style="italic" fo:font-weight="bold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font-style="normal" fo:font-weight="normal" style:font-size-asian="18pt" style:font-size-complex="18pt"/>
    </style:style>
    <style:style style:name="T6" style:family="text">
      <style:text-properties fo:font-size="24pt" fo:font-style="italic" fo:font-weight="bold" style:font-size-asian="18pt" style:font-size-complex="18pt"/>
    </style:style>
    <style:style style:name="T7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1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1" draw:layer="layout" svg:width="23.8cm" svg:height="4.651cm" svg:x="2.2cm" svg:y="14.478cm" presentation:class="subtitle" presentation:user-transformed="true">
          <draw:text-box>
            <text:p><text:span text:style-name="T1">murph – rev. 1 – rough around the edges</text:span></text:p>
            <text:p><text:span text:style-name="T1">Chit-chat will come when we instal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833cm" svg:x="2cm" svg:y="0.173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A downloaded .iso file of the distro that you want to </text:span><text:span text:style-name="T2">run your lab on (RedHat, Centos, Scientific or a </text:span><text:span text:style-name="T2">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</text:span><text:span text:style-name="T2">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</text:span><text:span text:style-name="T2">OK, but you will have to change a few of the </text:span><text:span text:style-name="T2">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5.437cm" svg:x="2cm" svg:y="-0.129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Now, install the repo OS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Select Install CentOS 7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"infrastructure server" 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ntinue install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5">Click “Begin Installation”</text:p>
              </text:list-item>
              <text:list-item>
                <text:p text:style-name="P5">You have an opportunity to create accounts and passwords for root, and a user account, this is a good opportunity to do so.</text:p>
              </text:list-item>
              <text:list-item>
                <text:p text:style-name="P5">Now we wait (5 minutes or so.)</text:p>
              </text:list-item>
              <text:list-item>
                <text:p text:style-name="P5">When it is finished, select Reboot</text:p>
              </text:list-item>
              <text:list-item>
                <text:p text:style-name="P5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etting up your ftp server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py files for rep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temp; </text:p>
              </text:list-item>
              <text:list-item>
                <text:p>rsync -avhP /temp/ /var/ftp/pub/</text:p>
              </text:list-item>
              <text:list-item>
                <text:p>We wait. <text:s/>(Two or so minutes to talk about why we want a local rep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reate the local repo</text:p>
          </draw:text-box>
        </draw:frame>
        <draw:frame presentation:style-name="pr5" draw:layer="layout" svg:width="24.254cm" svg:height="12.942cm" svg:x="1.908cm" svg:y="5.6cm" presentation:class="outline" presentation:user-transformed="true">
          <draw:text-box>
            <text:list text:style-name="L3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3">[network]</text:span></text:p>
              </text:list-item>
              <text:list-item>
                <text:p><text:span text:style-name="T3">name=network</text:span></text:p>
              </text:list-item>
              <text:list-item>
                <text:p><text:span text:style-name="T3">baseurl=ftp://192.168.122.&lt;your </text:span><text:span text:style-name="T3">ip&gt;/pub</text:span></text:p>
              </text:list-item>
              <text:list-item>
                <text:p><text:span text:style-name="T3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Repo done ; new V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4">Go back to the Virtual machine manager:</text:span></text:p>
              </text:list-item>
              <text:list-item>
                <text:p><text:span text:style-name="T4">Select a new VM as before, but instead of local CD, </text:span><text:span text:style-name="T4">we are going to select a network install:</text:span></text:p>
              </text:list-item>
              <text:list-item>
                <text:p><text:span text:style-name="T4">For URL, we will type: <text:s text:c="2"/>ftp://192.168.122.&lt;repo&gt;/pub </text:span><text:span text:style-name="T4">(TOO SLOW)</text:span></text:p>
              </text:list-item>
              <text:list-item>
                <text:p><text:span text:style-name="T4">Memory, cpus, and disk to taste, forward, forward , </text:span><text:span text:style-name="T4">Name the VM, and Finish</text:span></text:p>
              </text:list-item>
              <text:list-item>
                <text:p><text:span text:style-name="T4">Time for questions. <text:s/>(Maybe VM set up already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Make new VM use repo<text:tab/></text:p>
          </draw:text-box>
        </draw:frame>
        <draw:frame presentation:style-name="pr5" draw:layer="layout" svg:width="24cm" svg:height="15.723cm" svg:x="1.908cm" svg:y="4.343cm" presentation:class="outline" presentation:user-transformed="true">
          <draw:text-box>
            <text:list text:style-name="L3">
              <text:list-item>
                <text:p>We can copy the repo file from our server, to use here.</text:p>
              </text:list-item>
              <text:list-item>
                <text:p><text:span text:style-name="T5">scp <text:s/></text:span><text:span text:style-name="T5"><text:a xlink:href="mailto:root@192.168.122" xlink:type="simple">root@192.168.122</text:a></text:span><text:span text:style-name="T5">.&lt;repo </text:span><text:span text:style-name="T5">ip&gt;:/etc/yum.repos.d/network.repo /etc/yum.repos.d/</text:span></text:p>
              </text:list-item>
              <text:list-item>
                <text:p><text:span text:style-name="T6">or, recreate it as follows:</text:span>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repo ip&gt;/pub</text:span></text:p>
              </text:list-item>
              <text:list-item>
                <text:p><text:span text:style-name="T6">Gpgcheck=0</text:span></text:p>
              </text:list-item>
              <text:list-item>
                <text:p><text:span text:style-name="T7">yum clean all ; yum install scree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Success!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t local repo, not the network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Questions<text:tab/><text:tab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lides available at github.com/murphnj</text:p>
              </text:list-item>
              <text:list-item>
                <text:p>Contact me at: <text:s/></text:p>
              </text:list-item>
              <text:list-item>
                <text:p><text:a xlink:href="mailto:murph@member.fsf.org" xlink:type="simple">murph@member.fsf.org</text:a><text:s/>&lt;email&gt;</text:p>
              </text:list-item>
              <text:list-item>
                <text:p><text:a xlink:href="mailto:murph@noagendasocial.com" xlink:type="simple">murph@noagendasocial.com</text:a><text:s/>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20:39:01.947766041</meta:creation-date>
    <meta:editing-duration>PT3H27M21S</meta:editing-duration>
    <meta:editing-cycles>11</meta:editing-cycles>
    <meta:generator>LibreOffice/6.1.2.1$Linux_X86_64 LibreOffice_project/10$Build-1</meta:generator>
    <dc:title>Impress</dc:title>
    <dc:date>2018-11-20T17:31:21.842978434</dc:date>
    <meta:document-statistic meta:object-count="86"/>
  </office:meta>
</office:document-meta>
</file>